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e5f5e0" draw:marker-start-width="0.321cm" draw:marker-end-width="0.321cm" svg:stroke-opacity="100%" draw:fill="solid" draw:fill-color="#e5f5e0" draw:opacity="25%" draw:textarea-horizontal-align="justify" draw:textarea-vertical-align="top" draw:auto-grow-height="false" fo:min-height="6.575cm" fo:min-width="26.904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fee8c8" draw:marker-start-width="0.321cm" draw:marker-end-width="0.321cm" svg:stroke-opacity="100%" draw:fill="solid" draw:fill-color="#fee8c8" draw:opacity="40%" draw:textarea-horizontal-align="justify" draw:textarea-vertical-align="top" draw:auto-grow-height="false" fo:min-height="4.625cm" fo:min-width="26.904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ece7f2" draw:marker-start-width="0.321cm" draw:marker-end-width="0.321cm" svg:stroke-opacity="100%" draw:fill="solid" draw:fill-color="#ece7f2" draw:opacity="40%" draw:textarea-horizontal-align="justify" draw:textarea-vertical-align="top" draw:auto-grow-height="false" fo:min-height="7.925cm" fo:min-width="26.904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fdbb84" draw:marker-start-width="0.321cm" draw:marker-end-width="0.321cm" svg:stroke-opacity="25%" draw:fill-color="#e34a33" draw:opacity="25%" draw:textarea-horizontal-align="justify" draw:textarea-vertical-align="middle" draw:auto-grow-height="false" fo:min-height="3.054cm" fo:min-width="6.254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105cm"/>
    </style:style>
    <style:style style:name="gr6" style:family="graphic" style:parent-style-name="standard">
      <style:graphic-properties svg:stroke-width="0.081cm" svg:stroke-color="#fdbb33" draw:marker-start-width="0.321cm" draw:marker-end-width="0.321cm" svg:stroke-opacity="25%" draw:fill-color="#e34a33" draw:opacity="25%" draw:textarea-horizontal-align="justify" draw:textarea-vertical-align="middle" draw:auto-grow-height="false" fo:min-height="3.054cm" fo:min-width="6.254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cm"/>
    </style:style>
    <style:style style:name="gr8" style:family="graphic" style:parent-style-name="standard">
      <style:graphic-properties svg:stroke-width="0.081cm" svg:stroke-color="#a6bddb" draw:marker-start-width="0.321cm" draw:marker-end-width="0.321cm" svg:stroke-opacity="25%" draw:fill-color="#2b8cbe" draw:opacity="25%" draw:textarea-horizontal-align="justify" draw:textarea-vertical-align="middle" draw:auto-grow-height="false" fo:min-height="0.478cm" fo:min-width="22.8cm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91cm"/>
    </style:style>
    <style:style style:name="gr10" style:family="graphic" style:parent-style-name="standard">
      <style:graphic-properties svg:stroke-width="0.081cm" svg:stroke-color="#a6bddb" draw:marker-start-width="0.321cm" draw:marker-end-width="0.321cm" svg:stroke-opacity="25%" draw:fill-color="#2b8cbe" draw:opacity="25%" draw:textarea-horizontal-align="justify" draw:textarea-vertical-align="middle" draw:auto-grow-height="false" fo:min-height="3.054cm" fo:min-width="4.336cm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01cm"/>
    </style:style>
    <style:style style:name="gr12" style:family="graphic" style:parent-style-name="standard">
      <style:graphic-properties svg:stroke-width="0.081cm" svg:stroke-color="#a6bddb" draw:marker-start-width="0.321cm" draw:marker-end-width="0.321cm" svg:stroke-opacity="25%" draw:fill-color="#2b8cbe" draw:opacity="25%" draw:textarea-horizontal-align="justify" draw:textarea-vertical-align="middle" draw:auto-grow-height="false" fo:min-height="3.054cm" fo:min-width="4.337cm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01cm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03cm"/>
    </style:style>
    <style:style style:name="gr15" style:family="graphic" style:parent-style-name="standard">
      <style:graphic-properties svg:stroke-width="0.081cm" svg:stroke-color="#a6c6db" draw:marker-start-width="0.321cm" draw:marker-end-width="0.321cm" svg:stroke-opacity="25%" draw:fill-color="#2b8cbe" draw:opacity="25%" draw:textarea-horizontal-align="justify" draw:textarea-vertical-align="middle" draw:auto-grow-height="false" fo:min-height="3.054cm" fo:min-width="4.337cm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354cm"/>
    </style:style>
    <style:style style:name="gr17" style:family="graphic" style:parent-style-name="standard">
      <style:graphic-properties draw:stroke="dash" draw:stroke-dash="Dashed_20__28_var_29_" svg:stroke-width="0.081cm" svg:stroke-color="#b2b2b2" draw:marker-start-width="0.321cm" draw:marker-end-width="0.321cm" draw:fill="none" draw:fill-color="#729fcf" draw:textarea-horizontal-align="justify" draw:textarea-vertical-align="middle" draw:auto-grow-height="false" fo:min-height="3.732cm" fo:min-width="16.849cm" fo:padding-top="0.165cm" fo:padding-bottom="0.165cm" fo:padding-left="0.29cm" fo:padding-right="0.29cm"/>
    </style:style>
    <style:style style:name="gr18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9" style:family="graphic" style:parent-style-name="standard">
      <style:graphic-properties svg:stroke-width="0.081cm" svg:stroke-color="#999999" draw:marker-start-width="0.321cm" draw:marker-end-width="0.321cm" draw:fill-color="#dddddd" draw:textarea-horizontal-align="justify" draw:textarea-vertical-align="middle" draw:auto-grow-height="false" fo:min-height="0.546cm" fo:min-width="5.725cm" fo:padding-top="0.165cm" fo:padding-bottom="0.165cm" fo:padding-left="0.29cm" fo:padding-right="0.29cm"/>
    </style:style>
    <style:style style:name="gr20" style:family="graphic" style:parent-style-name="standard">
      <style:graphic-properties draw:stroke="dash" draw:stroke-dash="Dashed_20__28_var_29_" svg:stroke-width="0.053cm" svg:stroke-color="#b2b2b2" draw:marker-start-width="0.279cm" draw:marker-end-width="0.279cm" draw:fill="none" draw:fill-color="#729fcf" draw:textarea-horizontal-align="justify" draw:textarea-vertical-align="middle" draw:auto-grow-height="false" fo:min-height="3.489cm" fo:min-width="6.504cm" fo:padding-top="0.151cm" fo:padding-bottom="0.151cm" fo:padding-left="0.276cm" fo:padding-right="0.276cm"/>
    </style:style>
    <style:style style:name="gr21" style:family="graphic" style:parent-style-name="standard">
      <style:graphic-properties draw:stroke="dash" draw:stroke-dash="Dashed_20__28_var_29_" svg:stroke-width="0.053cm" svg:stroke-color="#b2b2b2" draw:marker-start-width="0.279cm" draw:marker-end-width="0.279cm" draw:fill="none" draw:fill-color="#729fcf" draw:textarea-horizontal-align="justify" draw:textarea-vertical-align="middle" draw:auto-grow-height="false" fo:min-height="4.571cm" fo:min-width="6.388cm" fo:padding-top="0.151cm" fo:padding-bottom="0.151cm" fo:padding-left="0.276cm" fo:padding-right="0.276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5f5e0" draw:opacity="25%"/>
      <style:paragraph-properties fo:text-align="center"/>
      <style:text-properties style:font-name="Calibri" fo:font-size="13.5pt" fo:font-weight="bold" style:font-weight-asian="bold" style:font-weight-complex="bold"/>
    </style:style>
    <style:style style:name="P3" style:family="paragraph">
      <loext:graphic-properties draw:fill="solid" draw:fill-color="#fee8c8" draw:opacity="40%"/>
      <style:paragraph-properties fo:text-align="center"/>
      <style:text-properties style:font-name="Calibri" fo:font-size="13.5pt" fo:font-weight="bold" style:font-weight-asian="bold" style:font-weight-complex="bold"/>
    </style:style>
    <style:style style:name="P4" style:family="paragraph">
      <loext:graphic-properties draw:fill="solid" draw:fill-color="#ece7f2" draw:opacity="40%"/>
      <style:paragraph-properties fo:text-align="center"/>
      <style:text-properties style:font-name="Calibri" fo:font-size="13.5pt" fo:font-weight="bold" style:font-weight-asian="bold" style:font-weight-complex="bold"/>
    </style:style>
    <style:style style:name="P5" style:family="paragraph">
      <loext:graphic-properties draw:fill-color="#e34a33" draw:opacity="25%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Arial Black" fo:font-size="14pt" fo:font-weight="bold" style:font-weight-asian="bold" style:font-weight-complex="bold"/>
    </style:style>
    <style:style style:name="P7" style:family="paragraph">
      <loext:graphic-properties draw:fill-color="#2b8cbe" draw:opacity="25%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Arial Black" fo:font-size="14pt"/>
    </style:style>
    <style:style style:name="P9" style:family="paragraph">
      <loext:graphic-properties draw:fill="none" draw:fill-color="#ffffff"/>
      <style:paragraph-properties fo:text-align="center"/>
      <style:text-properties style:font-name="Calibri" fo:font-size="16pt" style:font-size-asian="16pt" style:font-size-complex="16pt"/>
    </style:style>
    <style:style style:name="P10" style:family="paragraph">
      <loext:graphic-properties draw:fill="none" draw:fill-color="#ffffff"/>
      <style:paragraph-properties fo:text-align="center"/>
      <style:text-properties style:font-name="Calibri"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="none" draw:fill-color="#729fcf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dddddd"/>
      <style:paragraph-properties fo:text-align="center"/>
    </style:style>
    <style:style style:name="P14" style:family="paragraph">
      <loext:graphic-properties draw:fill-color="#ffffff"/>
    </style:style>
    <style:style style:name="T1" style:family="text">
      <style:text-properties style:font-name="Calibri" fo:font-size="13.5pt" fo:font-weight="bold" style:font-weight-asian="bold" style:font-weight-complex="bold"/>
    </style:style>
    <style:style style:name="T2" style:family="text">
      <style:text-properties style:font-name="Calibri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Calibri" fo:font-size="16pt" fo:font-weight="normal" style:font-size-asian="16pt" style:font-weight-asian="normal" style:font-size-complex="16pt" style:font-weight-complex="normal"/>
    </style:style>
    <style:style style:name="T4" style:family="text">
      <style:text-properties style:font-name="Calibri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2" draw:layer="layout" svg:width="27.404cm" svg:height="6.825cm" svg:x="0.393cm" svg:y="13.875cm">
          <text:p text:style-name="P1"><text:span text:style-name="T1">NETWORK FEATU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7.404cm" svg:height="4.875cm" svg:x="0.399cm" svg:y="0.375cm">
          <text:p text:style-name="P1"><text:span text:style-name="T1">ADMINISTRATIVE MAPZON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7.404cm" svg:height="8.175cm" svg:x="0.393cm" svg:y="5.475cm">
          <text:p text:style-name="P1"><text:span text:style-name="T1">FUNCTIONAL MAPZO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4" draw:text-style-name="P5" xml:id="id13" draw:id="id13" draw:layer="layout" svg:width="7.2cm" svg:height="3.75cm" svg:x="6.4cm" svg:y="1.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6" draw:layer="layout" svg:width="6.624cm" svg:height="3.355cm" svg:x="6.688cm" svg:y="1.445cm">
              <draw:text-box>
                <text:p text:style-name="P1"><text:span text:style-name="T2">Municipality</text:span></text:p>
              </draw:text-box>
            </draw:frame>
          </draw:g>
          <draw:g>
            <draw:custom-shape draw:style-name="gr6" draw:text-style-name="P5" xml:id="id5" draw:id="id5" draw:layer="layout" svg:width="7.2cm" svg:height="3.75cm" svg:x="15.201cm" svg:y="1.20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7" draw:text-style-name="P6" xml:id="id1" draw:id="id1" draw:layer="layout" svg:width="6.624cm" svg:height="1.05cm" svg:x="15.489cm" svg:y="1.575cm">
              <draw:text-box>
                <text:p text:style-name="P1"><text:span text:style-name="T2">Macroexploitation</text:span></text:p>
              </draw:text-box>
            </draw:frame>
            <draw:frame draw:style-name="gr7" draw:text-style-name="P6" xml:id="id2" draw:id="id2" draw:layer="layout" svg:width="6.624cm" svg:height="1.05cm" svg:x="15.489cm" svg:y="3.675cm">
              <draw:text-box>
                <text:p text:style-name="P1"><text:span text:style-name="T2">Exploitation</text:span></text:p>
              </draw:text-box>
            </draw:frame>
          </draw:g>
        </draw:g>
        <draw:g xml:id="id11" draw:id="id11">
          <draw:custom-shape draw:style-name="gr8" draw:text-style-name="P7" draw:layer="layout" svg:width="23.466cm" svg:height="0.894cm" svg:x="2.4cm" svg:y="12.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8" draw:layer="layout" svg:width="21.59cm" svg:height="0.941cm" svg:x="3.338cm" svg:y="12.374cm">
            <draw:text-box>
              <text:p text:style-name="P1"><text:span text:style-name="T3">Minsector</text:span></text:p>
            </draw:text-box>
          </draw:frame>
        </draw:g>
        <draw:g xml:id="id15" draw:id="id15">
          <draw:custom-shape draw:style-name="gr10" draw:text-style-name="P7" draw:layer="layout" svg:width="5.282cm" svg:height="3.75cm" svg:x="2.317cm" svg:y="7.20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9" xml:id="id9" draw:id="id9" draw:layer="layout" svg:width="4.862cm" svg:height="1.051cm" svg:x="2.527cm" svg:y="7.5cm">
            <draw:text-box>
              <text:p text:style-name="P1"><text:span text:style-name="T4">Macrosector</text:span></text:p>
            </draw:text-box>
          </draw:frame>
          <draw:frame draw:style-name="gr9" draw:text-style-name="P10" xml:id="id10" draw:id="id10" draw:layer="layout" svg:width="4.862cm" svg:height="0.941cm" svg:x="2.527cm" svg:y="9.73cm">
            <draw:text-box>
              <text:p text:style-name="P1"><text:span text:style-name="T2">Sector</text:span></text:p>
            </draw:text-box>
          </draw:frame>
        </draw:g>
        <draw:g xml:id="id16" draw:id="id16">
          <draw:g>
            <draw:custom-shape draw:style-name="gr12" draw:text-style-name="P7" draw:layer="layout" svg:width="5.283cm" svg:height="3.75cm" svg:x="8.85cm" svg:y="7.20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3" draw:text-style-name="P8" xml:id="id3" draw:id="id3" draw:layer="layout" svg:width="4.861cm" svg:height="0.951cm" svg:x="9.061cm" svg:y="7.598cm">
              <draw:text-box>
                <text:p text:style-name="P1"><text:span text:style-name="T3">Macrodqa</text:span></text:p>
              </draw:text-box>
            </draw:frame>
            <draw:frame draw:style-name="gr14" draw:text-style-name="P8" xml:id="id4" draw:id="id4" draw:layer="layout" svg:width="4.861cm" svg:height="1.053cm" svg:x="9.061cm" svg:y="9.674cm">
              <draw:text-box>
                <text:p text:style-name="P1"><text:span text:style-name="T3">Dqa</text:span></text:p>
              </draw:text-box>
            </draw:frame>
          </draw:g>
          <draw:g>
            <draw:custom-shape draw:style-name="gr15" draw:text-style-name="P7" draw:layer="layout" svg:width="5.283cm" svg:height="3.75cm" svg:x="14.583cm" svg:y="7.20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4" draw:text-style-name="P8" xml:id="id7" draw:id="id7" draw:layer="layout" svg:width="4.861cm" svg:height="1.053cm" svg:x="14.794cm" svg:y="7.499cm">
              <draw:text-box>
                <text:p text:style-name="P1"><text:span text:style-name="T3">Macrodma</text:span></text:p>
              </draw:text-box>
            </draw:frame>
            <draw:frame draw:style-name="gr14" draw:text-style-name="P6" xml:id="id8" draw:id="id8" draw:layer="layout" svg:width="4.861cm" svg:height="1.053cm" svg:x="14.794cm" svg:y="9.674cm">
              <draw:text-box>
                <text:p text:style-name="P1"><text:span text:style-name="T2">Dma</text:span></text:p>
              </draw:text-box>
            </draw:frame>
          </draw:g>
          <draw:g>
            <draw:custom-shape draw:style-name="gr10" draw:text-style-name="P7" draw:layer="layout" svg:width="5.282cm" svg:height="3.75cm" svg:x="20.317cm" svg:y="7.20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6" draw:text-style-name="P8" draw:layer="layout" svg:width="4.862cm" svg:height="3.604cm" svg:x="20.527cm" svg:y="7.349cm">
              <draw:text-box>
                <text:p text:style-name="P1"><text:span text:style-name="T3">Presszone</text:span></text:p>
              </draw:text-box>
            </draw:frame>
          </draw:g>
          <draw:custom-shape draw:style-name="gr17" draw:text-style-name="P11" xml:id="id6" draw:id="id6" draw:layer="layout" svg:width="17.867cm" svg:height="4.5cm" svg:x="8.266cm" svg:y="6.8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8" draw:text-style-name="P12" draw:layer="layout" svg:x1="18.801cm" svg:y1="2.625cm" svg:x2="18.801cm" svg:y2="3.675cm" draw:start-shape="id1" draw:start-glue-point="2" draw:end-shape="id2" draw:end-glue-point="0" svg:d="M18801 2625v1050" svg:viewBox="0 0 1 1051">
          <text:p/>
        </draw:connector>
        <draw:connector draw:style-name="gr18" draw:text-style-name="P12" draw:layer="layout" svg:x1="11.491cm" svg:y1="8.549cm" svg:x2="11.491cm" svg:y2="9.674cm" draw:start-shape="id3" draw:start-glue-point="2" draw:end-shape="id4" draw:end-glue-point="0" svg:d="M11491 8549v1125" svg:viewBox="0 0 1 1126">
          <text:p/>
        </draw:connector>
        <draw:connector draw:style-name="gr18" draw:text-style-name="P12" draw:layer="layout" draw:line-skew="0.305cm" svg:x1="18.801cm" svg:y1="4.951cm" svg:x2="17.199cm" svg:y2="6.824cm" draw:start-shape="id5" draw:start-glue-point="2" draw:end-shape="id6" svg:d="M18801 4951v1242h-1602v631" svg:viewBox="0 0 1603 1874">
          <text:p/>
        </draw:connector>
        <draw:connector draw:style-name="gr18" draw:text-style-name="P12" draw:layer="layout" svg:x1="17.224cm" svg:y1="8.552cm" svg:x2="17.224cm" svg:y2="9.674cm" draw:start-shape="id7" draw:start-glue-point="2" draw:end-shape="id8" draw:end-glue-point="0" svg:d="M17224 8552v1122" svg:viewBox="0 0 1 1123">
          <text:p/>
        </draw:connector>
        <draw:connector draw:style-name="gr18" draw:text-style-name="P12" draw:layer="layout" svg:x1="4.958cm" svg:y1="8.551cm" svg:x2="4.958cm" svg:y2="9.73cm" draw:start-shape="id9" draw:start-glue-point="2" draw:end-shape="id10" draw:end-glue-point="0" svg:d="M4958 8551v1179" svg:viewBox="0 0 1 1180">
          <text:p/>
        </draw:connector>
        <draw:g>
          <draw:g xml:id="id12" draw:id="id12">
            <draw:g>
              <draw:custom-shape draw:style-name="gr19" draw:text-style-name="P13" draw:layer="layout" svg:width="6.399cm" svg:height="0.97cm" svg:x="5.866cm" svg:y="15.825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9" draw:text-style-name="P8" draw:layer="layout" svg:width="5.887cm" svg:height="0.941cm" svg:x="6.122cm" svg:y="15.858cm">
                <draw:text-box>
                  <text:p text:style-name="P1"><text:span text:style-name="T3">Node</text:span></text:p>
                </draw:text-box>
              </draw:frame>
            </draw:g>
            <draw:g>
              <draw:custom-shape draw:style-name="gr19" draw:text-style-name="P13" draw:layer="layout" svg:width="6.399cm" svg:height="0.97cm" svg:x="5.866cm" svg:y="17.1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9" draw:text-style-name="P8" draw:layer="layout" svg:width="5.887cm" svg:height="0.941cm" svg:x="6.122cm" svg:y="17.133cm">
                <draw:text-box>
                  <text:p text:style-name="P1"><text:span text:style-name="T3">Arc</text:span></text:p>
                </draw:text-box>
              </draw:frame>
            </draw:g>
            <draw:g>
              <draw:custom-shape draw:style-name="gr19" draw:text-style-name="P13" draw:layer="layout" svg:width="6.399cm" svg:height="0.97cm" svg:x="5.866cm" svg:y="18.375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9" draw:text-style-name="P8" draw:layer="layout" svg:width="5.887cm" svg:height="0.941cm" svg:x="6.122cm" svg:y="18.408cm">
                <draw:text-box>
                  <text:p text:style-name="P1"><text:span text:style-name="T3">Connec</text:span></text:p>
                </draw:text-box>
              </draw:frame>
            </draw:g>
            <draw:custom-shape draw:style-name="gr20" draw:text-style-name="P11" draw:layer="layout" svg:width="7.466cm" svg:height="4.201cm" svg:x="5.334cm" svg:y="15.52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 xml:id="id14" draw:id="id14">
            <draw:g>
              <draw:custom-shape draw:style-name="gr19" draw:text-style-name="P13" draw:layer="layout" svg:width="6.399cm" svg:height="0.97cm" svg:x="15.066cm" svg:y="15.15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9" draw:text-style-name="P8" draw:layer="layout" svg:width="5.887cm" svg:height="0.941cm" svg:x="15.322cm" svg:y="15.183cm">
                <draw:text-box>
                  <text:p text:style-name="P1"><text:span text:style-name="T3">Psector</text:span></text:p>
                </draw:text-box>
              </draw:frame>
            </draw:g>
            <draw:g>
              <draw:custom-shape draw:style-name="gr19" draw:text-style-name="P13" draw:layer="layout" svg:width="6.399cm" svg:height="0.97cm" svg:x="15.066cm" svg:y="16.425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9" draw:text-style-name="P8" draw:layer="layout" svg:width="5.887cm" svg:height="0.941cm" svg:x="15.322cm" svg:y="16.458cm">
                <draw:text-box>
                  <text:p text:style-name="P1"><text:span text:style-name="T3">Link</text:span></text:p>
                </draw:text-box>
              </draw:frame>
            </draw:g>
            <draw:g>
              <draw:custom-shape draw:style-name="gr19" draw:text-style-name="P13" draw:layer="layout" svg:width="6.399cm" svg:height="0.97cm" svg:x="15.066cm" svg:y="17.7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9" draw:text-style-name="P8" draw:layer="layout" svg:width="5.887cm" svg:height="0.941cm" svg:x="15.322cm" svg:y="17.733cm">
                <draw:text-box>
                  <text:p text:style-name="P1"><text:span text:style-name="T3">Element</text:span></text:p>
                </draw:text-box>
              </draw:frame>
            </draw:g>
            <draw:g>
              <draw:custom-shape draw:style-name="gr19" draw:text-style-name="P13" draw:layer="layout" svg:width="6.399cm" svg:height="0.97cm" svg:x="15.066cm" svg:y="18.975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9" draw:text-style-name="P8" draw:layer="layout" svg:width="5.887cm" svg:height="0.941cm" svg:x="15.322cm" svg:y="19.008cm">
                <draw:text-box>
                  <text:p text:style-name="P1"><text:span text:style-name="T3">Dimensions</text:span></text:p>
                </draw:text-box>
              </draw:frame>
            </draw:g>
            <draw:custom-shape draw:style-name="gr21" draw:text-style-name="P11" draw:layer="layout" svg:width="7.466cm" svg:height="5.399cm" svg:x="14.534cm" svg:y="14.85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onnector draw:style-name="gr18" draw:text-style-name="P12" draw:layer="layout" draw:line-skew="-0.757cm" svg:x1="14.133cm" svg:y1="13.315cm" svg:x2="9.067cm" svg:y2="15.525cm" draw:start-shape="id11" draw:start-glue-point="2" draw:end-shape="id12" draw:end-glue-point="0" svg:d="M14133 13315v335h-5066v1875" svg:viewBox="0 0 5067 2211">
          <text:p/>
        </draw:connector>
        <draw:connector draw:style-name="gr18" draw:text-style-name="P12" draw:layer="layout" draw:line-skew="-3.407cm" svg:x1="6.4cm" svg:y1="3.075cm" svg:x2="5.334cm" svg:y2="17.625cm" draw:start-shape="id13" draw:start-glue-point="3" draw:end-shape="id12" svg:d="M6400 3075h-5000v14550h3934" svg:viewBox="0 0 5001 14551">
          <text:p/>
        </draw:connector>
        <draw:connector draw:style-name="gr18" draw:text-style-name="P12" draw:layer="layout" draw:line-skew="4.057cm" svg:x1="22.401cm" svg:y1="3.076cm" svg:x2="22cm" svg:y2="17.55cm" draw:start-shape="id5" draw:start-glue-point="1" draw:end-shape="id14" svg:d="M22401 3076h4599v14474h-5000" svg:viewBox="0 0 5001 14475">
          <text:p/>
        </draw:connector>
        <draw:connector draw:style-name="gr22" draw:text-style-name="P12" draw:layer="layout" draw:line-skew="-0.067cm" svg:x1="4.958cm" svg:y1="10.952cm" svg:x2="14.133cm" svg:y2="12.374cm" draw:start-shape="id15" draw:start-glue-point="2" draw:end-shape="id11" draw:end-glue-point="0" svg:d="M4958 10952v648h9175v774" svg:viewBox="0 0 9176 1423">
          <text:p/>
        </draw:connector>
        <draw:connector draw:style-name="gr18" draw:text-style-name="P12" draw:layer="layout" draw:line-skew="-0.253cm" svg:x1="17.199cm" svg:y1="11.324cm" svg:x2="14.133cm" svg:y2="12.374cm" draw:start-shape="id16" draw:start-glue-point="2" draw:end-shape="id11" draw:end-glue-point="0" svg:d="M17199 11324v276h-3066v774" svg:viewBox="0 0 3067 1051">
          <text:p/>
        </draw:connector>
        <presentation:notes draw:style-name="dp2">
          <draw:page-thumbnail draw:style-name="gr23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3cm" fo:margin-bottom="0cm" fo:text-indent="0cm"/>
      <style:text-properties fo:font-size="37.4000015258789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98cm" fo:margin-bottom="0cm" fo:text-indent="0cm"/>
      <style:text-properties fo:font-size="32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64cm" fo:margin-bottom="0cm" fo:text-indent="0cm"/>
      <style:text-properties fo:font-size="26.6000003814697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31cm" fo:margin-bottom="0cm" fo:text-indent="0cm"/>
      <style:text-properties fo:font-size="26.6000003814697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31cm" fo:margin-bottom="0cm" fo:text-indent="0cm"/>
      <style:text-properties fo:font-size="26.6000003814697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31cm" fo:margin-bottom="0cm" fo:text-indent="0cm"/>
      <style:text-properties fo:font-size="26.6000003814697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31cm" fo:margin-bottom="0cm" fo:text-indent="0cm"/>
      <style:text-properties fo:font-size="26.6000003814697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31cm" fo:margin-bottom="0cm" fo:text-indent="0cm"/>
      <style:text-properties fo:font-size="26.6000003814697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2cm" svg:height="3.506cm" svg:x="1.396cm" svg:y="0.838cm" presentation:class="title" presentation:placeholder="true">
        <draw:text-box/>
      </draw:frame>
      <draw:frame presentation:style-name="Predeterminado-outline1" draw:layer="backgroundobjects" svg:width="25.2cm" svg:height="12.179cm" svg:x="1.396cm" svg:y="4.911cm" presentation:class="outline" presentation:placeholder="true">
        <draw:text-box/>
      </draw:frame>
      <draw:frame presentation:style-name="Mpr1" draw:text-style-name="MP2" draw:layer="backgroundobjects" svg:width="6.524cm" svg:height="1.448cm" svg:x="1.396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6cm" svg:height="1.448cm" svg:x="9.572cm" svg:y="19.1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4cm" svg:height="1.448cm" svg:x="20.072cm" svg:y="19.12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5T15:30:31.809000000</meta:creation-date>
    <dc:date>2020-11-16T09:15:56.136000000</dc:date>
    <meta:editing-duration>PT1H54M16S</meta:editing-duration>
    <meta:editing-cycles>9</meta:editing-cycles>
    <meta:generator>LibreOffice/6.0.5.2$Windows_X86_64 LibreOffice_project/54c8cbb85f300ac59db32fe8a675ff7683cd5a16</meta:generator>
    <meta:document-statistic meta:object-count="90"/>
  </office:meta>
</office:document-meta>
</file>